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602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ackground-color="#b80047"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6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1"/>
        <table:table-column table:style-name="co6" table:default-cell-style-name="ce8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7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7" office:value-type="string">
            <text:p><text:a xlink:href="http://search.digikey.com/us/en/products/TAP106K035CCS/478-4171-ND/1212726">478-4171-ND</text:a></text:p>
          </table:table-cell>
          <table:table-cell table:style-name="ce67" office:value-type="currency" office:currency="USD" office:value="1.39">
            <text:p>$1.39</text:p>
          </table:table-cell>
          <table:table-cell table:style-name="ce68" table:formula="of:=([.F3]*[.K3])" office:value-type="currency" office:currency="USD" office:value="0">
            <text:p>$0.00</text:p>
          </table:table-cell>
          <table:table-cell table:style-name="ce68" table:formula="of:=([.A3]*[.K3])" office:value-type="currency" office:currency="USD" office:value="5.56">
            <text:p>$5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C1,2,3,4,5,8,20,27,37,38,44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7" office:value-type="string">
            <text:p><text:a xlink:href="http://search.digikey.com/us/en/products/C322C224K5R5TA/399-4353-ND/818129">399-4353-ND</text:a></text:p>
          </table:table-cell>
          <table:table-cell table:style-name="ce68" office:value-type="currency" office:currency="USD" office:value="0.459">
            <text:p>$0.46</text:p>
          </table:table-cell>
          <table:table-cell table:style-name="ce68" table:formula="of:=([.F4]*[.K4])" office:value-type="currency" office:currency="USD" office:value="0">
            <text:p>$0.00</text:p>
          </table:table-cell>
          <table:table-cell table:style-name="ce68" table:formula="of:=([.A4]*[.K4])" office:value-type="currency" office:currency="USD" office:value="5.049">
            <text:p>$5.0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0" office:value-type="string">
            <text:p>C6,14,15,16,17,22,26,28,29,32,33,34,35,39,41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8" office:value-type="currency" office:currency="USD" office:value="0.219">
            <text:p>$0.22</text:p>
          </table:table-cell>
          <table:table-cell table:style-name="ce68" table:formula="of:=([.F5]*[.K5])" office:value-type="currency" office:currency="USD" office:value="0">
            <text:p>$0.00</text:p>
          </table:table-cell>
          <table:table-cell table:style-name="ce68" table:formula="of:=([.A5]*[.K5])" office:value-type="currency" office:currency="USD" office:value="3.285">
            <text:p>$3.2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7" office:value-type="string">
            <text:p><text:a xlink:href="http://search.digikey.com/us/en/products/FK20C0G1H683J/445-4755-ND/2050104">445-4755-ND</text:a></text:p>
          </table:table-cell>
          <table:table-cell table:style-name="ce68" office:value-type="currency" office:currency="USD" office:value="1.52">
            <text:p>$1.52</text:p>
          </table:table-cell>
          <table:table-cell table:style-name="ce68" table:formula="of:=([.F6]*[.K6])" office:value-type="currency" office:currency="USD" office:value="0">
            <text:p>$0.00</text:p>
          </table:table-cell>
          <table:table-cell table:style-name="ce68" table:formula="of:=([.A6]*[.K6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7]*[.K7])" office:value-type="currency" office:currency="USD" office:value="0">
            <text:p>$0.00</text:p>
          </table:table-cell>
          <table:table-cell table:style-name="ce68" table:formula="of:=([.A7]*[.K7])" office:value-type="currency" office:currency="USD" office:value="0.46">
            <text:p>$0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</text:p>
          </table:table-cell>
          <table:table-cell table:style-name="ce34" office:value-type="string">
            <text:p>C0G,NP0</text:p>
          </table:table-cell>
          <table:table-cell table:style-name="ce19"/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7" office:value-type="string">
            <text:p><text:a xlink:href="http://search.digikey.com/us/en/products/RPE5C1H200J2P1Z03B/490-3703-ND/946339">490-37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F8]*[.K8])" office:value-type="currency" office:currency="USD" office:value="0">
            <text:p>$0.00</text:p>
          </table:table-cell>
          <table:table-cell table:style-name="ce69" table:formula="of:=([.A8]*[.K8])" office:value-type="currency" office:currency="USD" office:value="1">
            <text:p>$1.00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8" office:value-type="currency" office:currency="USD" office:value="1.46">
            <text:p>$1.46</text:p>
          </table:table-cell>
          <table:table-cell table:style-name="ce68" table:formula="of:=([.F9]*[.K9])" office:value-type="currency" office:currency="USD" office:value="0">
            <text:p>$0.00</text:p>
          </table:table-cell>
          <table:table-cell table:style-name="ce68" table:formula="of:=([.A9]*[.K9])" office:value-type="currency" office:currency="USD" office:value="2.92">
            <text:p>$2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25" office:value-type="string">
            <text:p><text:a xlink:href="http://search.digikey.com/us/en/products/FK14X7R1H334K/445-5312-ND/2256792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8" table:formula="of:=([.F10]*[.K10])" office:value-type="currency" office:currency="USD" office:value="0">
            <text:p>$0.00</text:p>
          </table:table-cell>
          <table:table-cell table:style-name="ce68" table:formula="of:=([.A10]*[.K10])" office:value-type="currency" office:currency="USD" office:value="0.38">
            <text:p>$0.3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1]*[.K11])" office:value-type="currency" office:currency="USD" office:value="0">
            <text:p>$0.00</text:p>
          </table:table-cell>
          <table:table-cell table:style-name="ce68" table:formula="of:=([.A11]*[.K11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7" office:value-type="string">
            <text:p><text:a xlink:href="http://search.digikey.com/us/en/products/C317C102K1R5TA/399-4202-ND/817978">399-4202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F12]*[.K12])" office:value-type="currency" office:currency="USD" office:value="0">
            <text:p>$0.00</text:p>
          </table:table-cell>
          <table:table-cell table:style-name="ce68" table:formula="of:=([.A12]*[.K12])" office:value-type="currency" office:currency="USD" office:value="0.64">
            <text:p>$0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13]*[.K13])" office:value-type="currency" office:currency="USD" office:value="0">
            <text:p>$0.00</text:p>
          </table:table-cell>
          <table:table-cell table:style-name="ce68" table:formula="of:=([.A13]*[.K13])" office:value-type="currency" office:currency="USD" office:value="4.48">
            <text:p>$4.4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F14]*[.K14])" office:value-type="currency" office:currency="USD" office:value="0">
            <text:p>$0.00</text:p>
          </table:table-cell>
          <table:table-cell table:style-name="ce68" table:formula="of:=([.A14]*[.K14])" office:value-type="currency" office:currency="USD" office:value="0.5">
            <text:p>$0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8" table:formula="of:=([.F17]*[.K17])" office:value-type="currency" office:currency="USD" office:value="0">
            <text:p>$0.00</text:p>
          </table:table-cell>
          <table:table-cell table:style-name="ce68" table:formula="of:=([.A17]*[.K17])" office:value-type="currency" office:currency="USD" office:value="0.15">
            <text:p>$0.1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,3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F18]*[.K18])" office:value-type="currency" office:currency="USD" office:value="0">
            <text:p>$0.00</text:p>
          </table:table-cell>
          <table:table-cell table:style-name="ce68" table:formula="of:=([.A18]*[.K18])" office:value-type="currency" office:currency="USD" office:value="0.92">
            <text:p>$0.9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19]*[.K19])" office:value-type="currency" office:currency="USD" office:value="0">
            <text:p>$0.00</text:p>
          </table:table-cell>
          <table:table-cell table:style-name="ce68" table:formula="of:=([.A19]*[.K19])" office:value-type="currency" office:currency="USD" office:value="0.56">
            <text:p>$0.5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3,44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2"/>
          <table:table-cell table:style-name="ce43" office:value-type="float" office:value="14">
            <text:p>14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8" table:formula="of:=([.F20]*[.K20])" office:value-type="currency" office:currency="USD" office:value="0">
            <text:p>$0.00</text:p>
          </table:table-cell>
          <table:table-cell table:style-name="ce68" table:formula="of:=([.A20]*[.K20])" office:value-type="currency" office:currency="USD" office:value="4.2">
            <text:p>$4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2"/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8" table:formula="of:=([.F21]*[.K21])" office:value-type="currency" office:currency="USD" office:value="0">
            <text:p>$0.00</text:p>
          </table:table-cell>
          <table:table-cell table:style-name="ce68" table:formula="of:=([.A21]*[.K21])" office:value-type="currency" office:currency="USD" office:value="1.144">
            <text:p>$1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5"/>
          <table:table-cell table:style-name="ce43" office:value-type="float" office:value="11">
            <text:p>11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22]*[.K22])" office:value-type="currency" office:currency="USD" office:value="0">
            <text:p>$0.00</text:p>
          </table:table-cell>
          <table:table-cell table:style-name="ce68" table:formula="of:=([.A22]*[.K22])" office:value-type="currency" office:currency="USD" office:value="0.98">
            <text:p>$0.9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5]*[.K25])" office:value-type="currency" office:currency="USD" office:value="0">
            <text:p>$0.00</text:p>
          </table:table-cell>
          <table:table-cell table:style-name="ce68" table:formula="of:=([.A25]*[.K25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9" office:value-type="string">
            <text:p><text:a xlink:href="http://search.digikey.com/us/en/products/54819-0519/WM17115-ND/773802">WM17115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F26]*[.K26])" office:value-type="currency" office:currency="USD" office:value="0">
            <text:p>$0.00</text:p>
          </table:table-cell>
          <table:table-cell table:style-name="ce68" table:formula="of:=([.A26]*[.K26])" office:value-type="currency" office:currency="USD" office:value="1.79">
            <text:p>$1.7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8" office:value-type="currency" office:currency="USD" office:value="14">
            <text:p>$14.00</text:p>
          </table:table-cell>
          <table:table-cell table:style-name="ce68" table:formula="of:=([.F27]*[.K27])" office:value-type="currency" office:currency="USD" office:value="0">
            <text:p>$0.00</text:p>
          </table:table-cell>
          <table:table-cell table:style-name="ce68" table:formula="of:=([.A27]*[.K27])" office:value-type="currency" office:currency="USD" office:value="14">
            <text:p>$14.0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60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8" office:value-type="currency" office:currency="USD" office:value="11.46">
            <text:p>$11.46</text:p>
          </table:table-cell>
          <table:table-cell table:style-name="ce68" table:formula="of:=([.F28]*[.K28])" office:value-type="currency" office:currency="USD" office:value="0">
            <text:p>$0.00</text:p>
          </table:table-cell>
          <table:table-cell table:style-name="ce68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8" office:value-type="currency" office:currency="USD" office:value="0.68">
            <text:p>$0.68</text:p>
          </table:table-cell>
          <table:table-cell table:style-name="ce68" table:formula="of:=([.F29]*[.K29])" office:value-type="currency" office:currency="USD" office:value="0">
            <text:p>$0.00</text:p>
          </table:table-cell>
          <table:table-cell table:style-name="ce68" table:formula="of:=([.A29]*[.K29])" office:value-type="currency" office:currency="USD" office:value="27.2">
            <text:p>$27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5"/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8" office:value-type="currency" office:currency="USD" office:value="0.22">
            <text:p>$0.22</text:p>
          </table:table-cell>
          <table:table-cell table:style-name="ce68" table:formula="of:=([.F30]*[.K30])" office:value-type="currency" office:currency="USD" office:value="0">
            <text:p>$0.00</text:p>
          </table:table-cell>
          <table:table-cell table:style-name="ce68" table:formula="of:=([.A30]*[.K30])" office:value-type="currency" office:currency="USD" office:value="2.2">
            <text:p>$2.2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3"/>
          <table:table-cell table:style-name="ce5"/>
          <table:table-cell table:style-name="ce43" table:number-columns-repeated="3"/>
          <table:table-cell table:style-name="ce58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8" table:formula="of:=([.F32]*[.K32])" office:value-type="currency" office:currency="USD" office:value="0">
            <text:p>$0.00</text:p>
          </table:table-cell>
          <table:table-cell table:style-name="ce68" table:formula="of:=([.A32]*[.K32])" office:value-type="currency" office:currency="USD" office:value="0.72">
            <text:p>$0.7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68" office:value-type="currency" office:currency="USD" office:value="3.11">
            <text:p>$3.11</text:p>
          </table:table-cell>
          <table:table-cell table:style-name="ce68" table:formula="of:=([.F35]*[.K35])" office:value-type="currency" office:currency="USD" office:value="0">
            <text:p>$0.00</text:p>
          </table:table-cell>
          <table:table-cell table:style-name="ce68" table:formula="of:=([.A35]*[.K35])" office:value-type="currency" office:currency="USD" office:value="3.11">
            <text:p>$3.1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68" office:value-type="currency" office:currency="USD" office:value="2.13">
            <text:p>$2.13</text:p>
          </table:table-cell>
          <table:table-cell table:style-name="ce68" table:formula="of:=([.F36]*[.K36])" office:value-type="currency" office:currency="USD" office:value="0">
            <text:p>$0.00</text:p>
          </table:table-cell>
          <table:table-cell table:style-name="ce68" table:formula="of:=([.A36]*[.K36])" office:value-type="currency" office:currency="USD" office:value="2.13">
            <text:p>$2.1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5"/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68" office:value-type="currency" office:currency="USD" office:value="1.71">
            <text:p>$1.71</text:p>
          </table:table-cell>
          <table:table-cell table:style-name="ce68" table:formula="of:=([.F39]*[.K39])" office:value-type="currency" office:currency="USD" office:value="0">
            <text:p>$0.00</text:p>
          </table:table-cell>
          <table:table-cell table:style-name="ce68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5" office:value-type="string">
            <text:p>SOT-223</text:p>
          </table:table-cell>
          <table:table-cell table:style-name="ce5"/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68" office:value-type="currency" office:currency="USD" office:value="1.84">
            <text:p>$1.84</text:p>
          </table:table-cell>
          <table:table-cell table:style-name="ce68" table:formula="of:=([.F40]*[.K40])" office:value-type="currency" office:currency="USD" office:value="0">
            <text:p>$0.00</text:p>
          </table:table-cell>
          <table:table-cell table:style-name="ce68" table:formula="of:=([.A40]*[.K40])" office:value-type="currency" office:currency="USD" office:value="5.52">
            <text:p>$5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3"/>
          <table:table-cell table:style-name="ce42"/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3]*[.K43])" office:value-type="currency" office:currency="USD" office:value="0">
            <text:p>$0.00</text:p>
          </table:table-cell>
          <table:table-cell table:style-name="ce68" table:formula="of:=([.A43]*[.K43])" office:value-type="currency" office:currency="USD" office:value="1.274">
            <text:p>$1.27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>PPC10.0KXCT-ND</text:a></text:p>
          </table:table-cell>
          <table:table-cell table:style-name="ce70" office:value-type="currency" office:currency="USD" office:value="0.23">
            <text:p>$0.23</text:p>
          </table:table-cell>
          <table:table-cell table:style-name="ce70" table:formula="of:=([.F44]*[.K44])" office:value-type="currency" office:currency="USD" office:value="0">
            <text:p>$0.00</text:p>
          </table:table-cell>
          <table:table-cell table:style-name="ce70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F45]*[.K45])" office:value-type="currency" office:currency="USD" office:value="0">
            <text:p>$0.00</text:p>
          </table:table-cell>
          <table:table-cell table:style-name="ce68" table:formula="of:=([.A45]*[.K45])" office:value-type="currency" office:currency="USD" office:value="0.14">
            <text:p>$0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46]*[.K46])" office:value-type="currency" office:currency="USD" office:value="0">
            <text:p>$0.00</text:p>
          </table:table-cell>
          <table:table-cell table:style-name="ce68" table:formula="of:=([.A46]*[.K46])" office:value-type="currency" office:currency="USD" office:value="1.638">
            <text:p>$1.6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2"/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60" office:value-type="string">
            <text:p><text:a xlink:href="http://search.digikey.com/us/en/products/RNMF14FTC2K40/S2.4KCACT-ND/2617482">S2.4K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7]*[.K47])" office:value-type="currency" office:currency="USD" office:value="0">
            <text:p>$0.00</text:p>
          </table:table-cell>
          <table:table-cell table:style-name="ce68" table:formula="of:=([.A47]*[.K47])" office:value-type="currency" office:currency="USD" office:value="1.52">
            <text:p>$1.5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R15,26,27,28,32,33,34,57,58,65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2"/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F48]*[.K48])" office:value-type="currency" office:currency="USD" office:value="0">
            <text:p>$0.00</text:p>
          </table:table-cell>
          <table:table-cell table:style-name="ce68" table:formula="of:=([.A48]*[.K48])" office:value-type="currency" office:currency="USD" office:value="0.95">
            <text:p>$0.95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2" office:value-type="string">
            <text:p><text:a xlink:href="http://search.digikey.com/us/en/products/ALSR015K000JE12/ALSR1J-5.0K-ND/257101">ALSR1J-5.0K-ND</text:a></text:p>
          </table:table-cell>
          <table:table-cell table:style-name="ce70" office:value-type="currency" office:currency="USD" office:value="1.86">
            <text:p>$1.86</text:p>
          </table:table-cell>
          <table:table-cell table:style-name="ce70" table:formula="of:=([.F49]*[.K49])" office:value-type="currency" office:currency="USD" office:value="0">
            <text:p>$0.00</text:p>
          </table:table-cell>
          <table:table-cell table:style-name="ce70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2"/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F50]*[.K50])" office:value-type="currency" office:currency="USD" office:value="0">
            <text:p>$0.00</text:p>
          </table:table-cell>
          <table:table-cell table:style-name="ce68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>985-1046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1]*[.K51])" office:value-type="currency" office:currency="USD" office:value="0">
            <text:p>$0.00</text:p>
          </table:table-cell>
          <table:table-cell table:style-name="ce71" table:formula="of:=([.A51]*[.K51])" office:value-type="currency" office:currency="USD" office:value="0">
            <text:p>$0.00</text:p>
          </table:table-cell>
          <table:table-cell table:style-name="ce78" office:value-type="string">
            <text:p>Good compromise for most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3"/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>985-1069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F52]*[.K52])" office:value-type="currency" office:currency="USD" office:value="0">
            <text:p>$0.00</text:p>
          </table:table-cell>
          <table:table-cell table:style-name="ce71" table:formula="of:=([.A52]*[.K52])" office:value-type="currency" office:currency="USD" office:value="0">
            <text:p>$0.00</text:p>
          </table:table-cell>
          <table:table-cell table:style-name="ce78" office:value-type="string">
            <text:p>Only purchase if using Ford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3"/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>9.1KADCT-ND</text:a></text:p>
          </table:table-cell>
          <table:table-cell table:style-name="ce71" office:value-type="currency" office:currency="USD" office:value="0.437">
            <text:p>$0.44</text:p>
          </table:table-cell>
          <table:table-cell table:style-name="ce71" table:formula="of:=([.F53]*[.K53])" office:value-type="currency" office:currency="USD" office:value="0">
            <text:p>$0.00</text:p>
          </table:table-cell>
          <table:table-cell table:style-name="ce71" table:formula="of:=([.A53]*[.K53])" office:value-type="currency" office:currency="USD" office:value="0">
            <text:p>$0.00</text:p>
          </table:table-cell>
          <table:table-cell table:style-name="ce78" office:value-type="string">
            <text:p>Only purchase if using Mopar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4]*[.K54])" office:value-type="currency" office:currency="USD" office:value="0">
            <text:p>$0.00</text:p>
          </table:table-cell>
          <table:table-cell table:style-name="ce68" table:formula="of:=([.A54]*[.K54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F55]*[.K55])" office:value-type="currency" office:currency="USD" office:value="0">
            <text:p>$0.00</text:p>
          </table:table-cell>
          <table:table-cell table:style-name="ce68" table:formula="of:=([.A55]*[.K55])" office:value-type="currency" office:currency="USD" office:value="0.437">
            <text:p>$0.4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2"/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60" office:value-type="string">
            <text:p><text:a xlink:href="http://search.digikey.com/us/en/products/MFR-25FBF-100K/100KXBK-ND/13473">1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F56]*[.K56])" office:value-type="currency" office:currency="USD" office:value="0">
            <text:p>$0.00</text:p>
          </table:table-cell>
          <table:table-cell table:style-name="ce68" table:formula="of:=([.A56]*[.K56])" office:value-type="currency" office:currency="USD" office:value="0.91">
            <text:p>$0.91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4"/>
          <table:table-cell table:style-name="ce42"/>
          <table:table-cell table:style-name="ce44" office:value-type="float" office:value="1">
            <text:p>1</text:p>
          </table:table-cell>
          <table:table-cell table:style-name="ce44" office:value-type="string">
            <text:p>Stackpole Electronics Inc</text:p>
          </table:table-cell>
          <table:table-cell table:style-name="ce44" office:value-type="string">
            <text:p>RNMF14FTC22R0</text:p>
          </table:table-cell>
          <table:table-cell table:style-name="ce25" office:value-type="string">
            <text:p><text:a xlink:href="http://search.digikey.com/us/en/products/RNMF14FTC22R0/S22CACT-ND/2617472">S22CACT-ND</text:a></text:p>
          </table:table-cell>
          <table:table-cell table:style-name="ce69" office:value-type="currency" office:currency="USD" office:value="0.14">
            <text:p>$0.14</text:p>
          </table:table-cell>
          <table:table-cell table:style-name="ce68" table:formula="of:=([.F57]*[.K57])" office:value-type="currency" office:currency="USD" office:value="0">
            <text:p>$0.00</text:p>
          </table:table-cell>
          <table:table-cell table:style-name="ce68" table:formula="of:=([.A57]*[.K57])" office:value-type="currency" office:currency="USD" office:value="0.14">
            <text:p>$0.14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3" office:value-type="string">
            <text:p>LQFP-112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MAL</text:p>
          </table:table-cell>
          <table:table-cell table:style-name="ce25" office:value-type="string">
            <text:p><text:a xlink:href="http://search.digikey.com/us/en/products/MC9S12XDP512MAL/MC9S12XDP512MAL-ND/1167902">MC9S12XDP512MAL-ND</text:a></text:p>
          </table:table-cell>
          <table:table-cell table:style-name="ce68" office:value-type="currency" office:currency="USD" office:value="23.53">
            <text:p>$23.53</text:p>
          </table:table-cell>
          <table:table-cell table:style-name="ce68" table:formula="of:=([.F60]*[.K60])" office:value-type="currency" office:currency="USD" office:value="0">
            <text:p>$0.00</text:p>
          </table:table-cell>
          <table:table-cell table:style-name="ce68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5"/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68" office:value-type="currency" office:currency="USD" office:value="1.61">
            <text:p>$1.61</text:p>
          </table:table-cell>
          <table:table-cell table:style-name="ce68" table:formula="of:=([.F61]*[.K61])" office:value-type="currency" office:currency="USD" office:value="0">
            <text:p>$0.00</text:p>
          </table:table-cell>
          <table:table-cell table:style-name="ce68" table:formula="of:=([.A61]*[.K61])" office:value-type="currency" office:currency="USD" office:value="3.22">
            <text:p>$3.22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60" office:value-type="string">
            <text:p><text:a xlink:href="http://search.digikey.com/us/en/products/MAX9926UAEE%2B/MAX9926UAEE%2B-ND/2062014">MAX9926UAEE+-ND</text:a></text:p>
          </table:table-cell>
          <table:table-cell table:style-name="ce68" office:value-type="currency" office:currency="USD" office:value="3.39">
            <text:p>$3.39</text:p>
          </table:table-cell>
          <table:table-cell table:style-name="ce68" table:formula="of:=([.F62]*[.K62])" office:value-type="currency" office:currency="USD" office:value="0">
            <text:p>$0.00</text:p>
          </table:table-cell>
          <table:table-cell table:style-name="ce68" table:formula="of:=([.A62]*[.K62])" office:value-type="currency" office:currency="USD" office:value="3.39">
            <text:p>$3.3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74LS86</text:p>
          </table:table-cell>
          <table:table-cell table:style-name="ce4" office:value-type="string">
            <text:p>SN74HC86NIC QUAD 2-IN EX-OR GATE 14-DIP </text:p>
          </table:table-cell>
          <table:table-cell table:style-name="ce38" office:value-type="string">
            <text:p>14-DIP</text:p>
          </table:table-cell>
          <table:table-cell table:style-name="ce24"/>
          <table:table-cell table:style-name="ce47" office:value-type="float" office:value="1">
            <text:p>1</text:p>
          </table:table-cell>
          <table:table-cell table:style-name="ce47" office:value-type="string">
            <text:p>Texas Instruments</text:p>
          </table:table-cell>
          <table:table-cell table:style-name="ce47" office:value-type="string">
            <text:p>SN74HC86N</text:p>
          </table:table-cell>
          <table:table-cell table:style-name="ce64" office:value-type="string">
            <text:p><text:a xlink:href="http://search.digikey.com/us/en/products/SN74HC86N/296-8375-5-ND/376842">296-8375-5-ND</text:a></text:p>
          </table:table-cell>
          <table:table-cell table:style-name="ce72" office:value-type="currency" office:currency="USD" office:value="0.43">
            <text:p>$0.43</text:p>
          </table:table-cell>
          <table:table-cell table:style-name="ce72" table:formula="of:=([.F63]*[.K63])" office:value-type="currency" office:currency="USD" office:value="0">
            <text:p>$0.00</text:p>
          </table:table-cell>
          <table:table-cell table:style-name="ce72" table:formula="of:=([.A63]*[.K63])" office:value-type="currency" office:currency="USD" office:value="0.43">
            <text:p>$0.43</text:p>
          </table:table-cell>
          <table:table-cell table:style-name="ce16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74LS87</text:p>
          </table:table-cell>
          <table:table-cell table:style-name="ce2" office:value-type="string">
            <text:p>IC QUAD 2-IN EX-OR GATE 14-SOIC</text:p>
          </table:table-cell>
          <table:table-cell table:style-name="ce33" office:value-type="string">
            <text:p>14-SOIC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LS86ADR</text:p>
          </table:table-cell>
          <table:table-cell table:style-name="ce25" office:value-type="string">
            <text:p><text:a xlink:href="http://search.digikey.com/us/en/products/SN74LS86ADR/296-14901-1-ND/562576">296-14901-1-ND</text:a></text:p>
          </table:table-cell>
          <table:table-cell table:style-name="ce69" office:value-type="currency" office:currency="USD" office:value="0.69">
            <text:p>$0.69</text:p>
          </table:table-cell>
          <table:table-cell table:style-name="ce69" table:formula="of:=([.F64]*[.K64])" office:value-type="currency" office:currency="USD" office:value="0">
            <text:p>$0.00</text:p>
          </table:table-cell>
          <table:table-cell table:style-name="ce69" table:formula="of:=([.A64]*[.K64])" office:value-type="currency" office:currency="USD" office:value="0.69">
            <text:p>$0.69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8" office:value-type="currency" office:currency="USD" office:value="15.84">
            <text:p>$15.84</text:p>
          </table:table-cell>
          <table:table-cell table:style-name="ce68" table:formula="of:=([.F65]*[.K65])" office:value-type="currency" office:currency="USD" office:value="0">
            <text:p>$0.00</text:p>
          </table:table-cell>
          <table:table-cell table:style-name="ce68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5"/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8" table:formula="of:=([.F66]*[.K66])" office:value-type="currency" office:currency="USD" office:value="0">
            <text:p>$0.00</text:p>
          </table:table-cell>
          <table:table-cell table:style-name="ce68" table:formula="of:=([.A66]*[.K66])" office:value-type="currency" office:currency="USD" office:value="4.5">
            <text:p>$4.50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8,9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OPTOCOUPLER LOG-OUT 10MBD 8-SOIC</text:p>
          </table:table-cell>
          <table:table-cell table:style-name="ce33" office:value-type="string">
            <text:p>8-SOIC</text:p>
          </table:table-cell>
          <table:table-cell table:style-name="ce42"/>
          <table:table-cell table:style-name="ce43" office:value-type="float" office:value="2">
            <text:p>2</text:p>
          </table:table-cell>
          <table:table-cell table:style-name="ce25" office:value-type="string">
            <text:p>Avago Technologies US Inc.</text:p>
          </table:table-cell>
          <table:table-cell table:style-name="ce25" office:value-type="string">
            <text:p>HCPL-061A-000E</text:p>
          </table:table-cell>
          <table:table-cell table:style-name="ce25" office:value-type="string">
            <text:p><text:a xlink:href="http://search.digikey.com/us/en/products/HCPL-061A-000E/516-1635-5-ND/825271">516-1635-5-ND</text:a></text:p>
          </table:table-cell>
          <table:table-cell table:style-name="ce68" office:value-type="currency" office:currency="USD" office:value="2.88">
            <text:p>$2.88</text:p>
          </table:table-cell>
          <table:table-cell table:style-name="ce68" table:formula="of:=([.F67]*[.K67])" office:value-type="currency" office:currency="USD" office:value="0">
            <text:p>$0.00</text:p>
          </table:table-cell>
          <table:table-cell table:style-name="ce68" table:formula="of:=([.A67]*[.K67])" office:value-type="currency" office:currency="USD" office:value="5.76">
            <text:p>$5.76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2"/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F70]*[.K70])" office:value-type="currency" office:currency="USD" office:value="0">
            <text:p>$0.00</text:p>
          </table:table-cell>
          <table:table-cell table:style-name="ce68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1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 office:value-type="string" table:number-columns-spanned="2" table:number-rows-spanned="1">
            <text:p>Cost To Manufacture (CTM)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54"/>
          <table:table-cell table:style-name="ce76" table:formula="of:=SUM([.M3:.M69])" office:value-type="currency" office:currency="USD" office:value="186.664">
            <text:p>$186.66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5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3" office:value-type="string">
            <text:p>3008H-5B (plain ends) or 3008F-5N (flanged ends)</text:p>
          </table:table-cell>
          <table:table-cell table:style-name="ce65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8" table:formula="of:=([.F73]*[.K73])" office:value-type="currency" office:currency="USD" office:value="0">
            <text:p>$0.00</text:p>
          </table:table-cell>
          <table:table-cell table:style-name="ce68" table:formula="of:=([.A73]*[.K73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/>
          <table:table-cell table:style-name="ce48" table:number-columns-repeated="2"/>
          <table:table-cell table:style-name="ce52"/>
          <table:table-cell table:style-name="ce65"/>
          <table:table-cell table:style-name="ce73"/>
          <table:table-cell table:style-name="ce75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/>
          <table:table-cell table:style-name="Default"/>
          <table:table-cell table:style-name="ce48"/>
          <table:table-cell table:style-name="ce54"/>
          <table:table-cell table:style-name="ce65"/>
          <table:table-cell table:style-name="ce54" table:number-columns-repeated="2"/>
          <table:table-cell table:style-name="ce65"/>
          <table:table-cell table:style-name="ce79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3"/>
          <table:table-cell table:style-name="ce5"/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8" office:value-type="currency" office:currency="USD" office:value="26.25">
            <text:p>$26.25</text:p>
          </table:table-cell>
          <table:table-cell table:style-name="ce68" table:formula="of:=([.F76]*[.K76])" office:value-type="currency" office:currency="USD" office:value="0">
            <text:p>$0.00</text:p>
          </table:table-cell>
          <table:table-cell table:style-name="ce68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3"/>
          <table:table-cell table:style-name="ce5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9" office:value-type="string">
            <text:p>US Dollars</text:p>
          </table:table-cell>
          <table:table-cell table:style-name="ce68"/>
          <table:table-cell table:style-name="ce77" table:formula="of:=SUM([.M71:.M76])" office:value-type="currency" office:currency="USD" office:value="227.904">
            <text:p>$227.90</text:p>
          </table:table-cell>
          <table:table-cell table:style-name="ce80" office:value-type="string">
            <text:p>Not including shipping or sales tax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39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0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22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5-13T22:27:39</dc:date>
    <meta:editing-cycles>330</meta:editing-cycles>
    <meta:editing-duration>PT65H23M06S</meta:editing-duration>
    <meta:document-statistic meta:table-count="1" meta:cell-count="735" meta:object-count="0"/>
  </office:meta>
</office:document-meta>
</file>